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3000002235682A262409D2BF4.png" manifest:media-type="image/png"/>
  <manifest:file-entry manifest:full-path="Pictures/100006CE0000388E0000388E4C762CFD240A8E10.svg" manifest:media-type="image/svg+xml"/>
  <manifest:file-entry manifest:full-path="Pictures/1000020100000223000002236F258E9ADCF6C691.png" manifest:media-type="image/png"/>
  <manifest:file-entry manifest:full-path="Pictures/100004B30000388E0000388EE6F770176F5FBE6C.svg" manifest:media-type="image/svg+xml"/>
  <manifest:file-entry manifest:full-path="Pictures/100006440000388E0000388E90979D33B9E4FC40.svg" manifest:media-type="image/svg+xml"/>
  <manifest:file-entry manifest:full-path="Pictures/100005A10000388E0000388E2149C88DC00CAC51.svg" manifest:media-type="image/svg+xml"/>
  <manifest:file-entry manifest:full-path="Pictures/10000B710000388E0000388E9A9413E9987EF458.svg" manifest:media-type="image/svg+xml"/>
  <manifest:file-entry manifest:full-path="Pictures/1000020100000223000002239AB9EDD3410460AA.png" manifest:media-type="image/png"/>
  <manifest:file-entry manifest:full-path="Pictures/10000201000002230000022393FE59802F2976BD.png" manifest:media-type="image/png"/>
  <manifest:file-entry manifest:full-path="Pictures/100002010000022200000222367DFC36CAA2D938.png" manifest:media-type="image/png"/>
  <manifest:file-entry manifest:full-path="Pictures/100002010000022300000223F289CB86D8F85DA3.png" manifest:media-type="image/png"/>
  <manifest:file-entry manifest:full-path="Pictures/100005740000387200003872BBAD0E918D74AEFE.svg" manifest:media-type="image/svg+xml"/>
  <manifest:file-entry manifest:full-path="Pictures/1000057A000038720000387227BFB2261994A122.svg" manifest:media-type="image/svg+xml"/>
  <manifest:file-entry manifest:full-path="Pictures/100002010000022200000222A5E4846DFA290949.png" manifest:media-type="image/png"/>
  <manifest:file-entry manifest:full-path="Pictures/100002010000022300000223627892FD32A6BB93.png" manifest:media-type="image/png"/>
  <manifest:file-entry manifest:full-path="Pictures/100003F80000388E0000388E1B6DFBFCF619B55E.svg" manifest:media-type="image/svg+xml"/>
  <manifest:file-entry manifest:full-path="Pictures/100002010000022300000223E5B5A2151AE97559.png" manifest:media-type="image/png"/>
  <manifest:file-entry manifest:full-path="Pictures/1000040A0000388E0000388EBA8B45A6C3F91C6E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ato Regular" svg:font-family="'Lato Regular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style:font-name="Liberation Sans" fo:font-size="9pt" officeooo:rsid="001c30a9" officeooo:paragraph-rsid="001c30a9" style:font-size-asian="9pt" style:font-size-complex="9pt"/>
    </style:style>
    <style:style style:name="P2" style:family="paragraph" style:parent-style-name="Footer">
      <style:paragraph-properties fo:text-align="start" style:justify-single-word="false"/>
      <style:text-properties style:font-name="Liberation Sans" fo:font-size="9pt" style:text-underline-style="none" officeooo:rsid="001c30a9" officeooo:paragraph-rsid="001c30a9" style:font-size-asian="9pt" style:font-size-complex="9pt"/>
    </style:style>
    <style:style style:name="P3" style:family="paragraph" style:parent-style-name="Standard"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5" style:family="paragraph" style:parent-style-name="Standard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6" style:family="paragraph" style:parent-style-name="Standard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7" style:family="paragraph" style:parent-style-name="Standard">
      <style:text-properties style:font-name="Liberation Sans" fo:font-size="10pt" style:text-underline-style="none" officeooo:rsid="004787d5" officeooo:paragraph-rsid="004787d5" style:font-size-asian="10pt" style:font-size-complex="10pt"/>
    </style:style>
    <style:style style:name="P8" style:family="paragraph" style:parent-style-name="Standard">
      <style:text-properties style:font-name="Liberation Sans" fo:font-size="10pt" style:text-underline-style="none" officeooo:rsid="004787d5" officeooo:paragraph-rsid="005b14b0" style:font-size-asian="10pt" style:font-size-complex="10pt"/>
    </style:style>
    <style:style style:name="P9" style:family="paragraph" style:parent-style-name="Standard">
      <style:text-properties style:font-name="Liberation Sans" fo:font-size="10pt" style:text-underline-style="none" officeooo:rsid="0054569d" officeooo:paragraph-rsid="0054569d" style:font-size-asian="10pt" style:font-size-complex="10pt"/>
    </style:style>
    <style:style style:name="P10" style:family="paragraph" style:parent-style-name="Standard">
      <style:text-properties style:font-name="Liberation Sans" fo:font-size="10pt" style:text-underline-style="none" officeooo:rsid="004872bd" officeooo:paragraph-rsid="005b14b0" style:font-size-asian="10pt" style:font-size-complex="10pt"/>
    </style:style>
    <style:style style:name="P11" style:family="paragraph" style:parent-style-name="Standard">
      <style:text-properties style:font-name="Liberation Sans" fo:font-size="10pt" style:text-underline-style="none" fo:font-weight="bold" officeooo:rsid="00084e60" officeooo:paragraph-rsid="00084e60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Liberation Sans" fo:font-size="10pt" style:text-underline-style="none" fo:font-weight="bold" officeooo:rsid="000cd104" officeooo:paragraph-rsid="000cd104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Liberation Sans" fo:font-size="9pt" fo:font-style="italic" style:text-underline-style="none" officeooo:rsid="00084e60" officeooo:paragraph-rsid="00084e60" style:font-size-asian="9pt" style:font-style-asian="italic" style:font-size-complex="9pt" style:font-style-complex="italic"/>
    </style:style>
    <style:style style:name="P14" style:family="paragraph" style:parent-style-name="Standard">
      <style:text-properties style:font-name="Liberation Sans" fo:font-size="9pt" fo:font-style="italic" style:text-underline-style="none" officeooo:rsid="000cd104" officeooo:paragraph-rsid="000cd104" style:font-size-asian="9pt" style:font-style-asian="italic" style:font-size-complex="9pt" style:font-style-complex="italic"/>
    </style:style>
    <style:style style:name="P15" style:family="paragraph" style:parent-style-name="Standard">
      <style:text-properties style:font-name="Liberation Sans" fo:font-size="9pt" style:text-underline-style="none" officeooo:rsid="000cd104" officeooo:paragraph-rsid="000cd104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style:text-underline-style="none" officeooo:rsid="0006a6fd" officeooo:paragraph-rsid="0006a6fd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color="#000099" style:font-name="Liberation Sans" fo:font-size="12pt" style:text-underline-style="none" fo:font-weight="normal" officeooo:rsid="00084e60" officeooo:paragraph-rsid="00084e6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99" style:font-name="Liberation Sans" fo:font-size="12pt" style:text-underline-style="none" fo:font-weight="normal" officeooo:rsid="00084e60" officeooo:paragraph-rsid="00084e60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99" style:font-name="Liberation Sans" fo:font-size="12pt" style:text-underline-style="none" officeooo:rsid="000cd104" officeooo:paragraph-rsid="000cd104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000099" style:font-name="Liberation Sans" fo:font-size="12pt" style:text-underline-style="none" officeooo:rsid="000cd104" officeooo:paragraph-rsid="000cd104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000099" style:font-name="Liberation Sans" fo:font-size="12pt" style:text-underline-style="none" officeooo:rsid="0006a6fd" officeooo:paragraph-rsid="0006a6fd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fo:color="#000099" style:font-name="FreeSerif" fo:font-size="40pt" style:text-underline-style="none" officeooo:rsid="0006a6fd" officeooo:paragraph-rsid="0006a6fd" style:font-size-asian="40pt" style:font-size-complex="40pt"/>
    </style:style>
    <style:style style:name="P23" style:family="paragraph" style:parent-style-name="Standard" style:master-page-name="Standard">
      <style:paragraph-properties style:page-number="auto"/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6addd9" officeooo:paragraph-rsid="0076f56d" style:font-size-asian="10pt" style:font-size-complex="10p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0cd104" officeooo:paragraph-rsid="0076f56d" style:font-size-asian="10pt" style:font-size-complex="10pt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0cd104" officeooo:paragraph-rsid="00778cf9" style:font-size-asian="10pt" style:font-size-complex="10pt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28" style:family="paragraph" style:parent-style-name="Standard" style:list-style-name="L5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29" style:family="paragraph" style:parent-style-name="Standard" style:list-style-name="L6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30" style:family="paragraph" style:parent-style-name="Standard" style:list-style-name="L7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159baf" officeooo:paragraph-rsid="0076f56d" style:font-size-asian="10pt" style:font-size-complex="10pt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159baf" officeooo:paragraph-rsid="00159baf" style:font-size-asian="10pt" style:font-size-complex="10pt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4c449f" officeooo:paragraph-rsid="00778cf9" style:font-size-asian="10pt" style:font-size-complex="10pt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6bc306" officeooo:paragraph-rsid="006bc306" style:font-size-asian="10pt" style:font-size-complex="10pt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71da90" officeooo:paragraph-rsid="0071da90" style:font-size-asian="10pt" style:font-size-complex="10pt"/>
    </style:style>
    <style:style style:name="P36" style:family="paragraph" style:parent-style-name="Standard" style:list-style-name="L2">
      <style:text-properties style:font-name="Liberation Sans" fo:font-size="10pt" style:text-underline-style="none" officeooo:rsid="0086f594" officeooo:paragraph-rsid="0087d847" style:font-size-asian="10pt" style:font-size-complex="10pt"/>
    </style:style>
    <style:style style:name="P37" style:family="paragraph" style:parent-style-name="Standard" style:list-style-name="L2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38" style:family="paragraph" style:parent-style-name="Standard" style:list-style-name="L3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39" style:family="paragraph" style:parent-style-name="Standard" style:list-style-name="L4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40" style:family="paragraph" style:parent-style-name="Standard" style:list-style-name="L3">
      <style:text-properties style:font-name="Liberation Sans" fo:font-size="10pt" style:text-underline-style="none" officeooo:rsid="00914f85" officeooo:paragraph-rsid="00914f85" style:font-size-asian="10pt" style:font-size-complex="10pt"/>
    </style:style>
    <style:style style:name="P41" style:family="paragraph" style:parent-style-name="Standard" style:list-style-name="L4">
      <style:text-properties style:font-name="Liberation Sans" fo:font-size="10pt" style:text-underline-style="none" officeooo:rsid="0094c2ff" officeooo:paragraph-rsid="0094c2ff" style:font-size-asian="10pt" style:font-size-complex="10pt"/>
    </style:style>
    <style:style style:name="P42" style:family="paragraph" style:parent-style-name="Standard" style:list-style-name="L4">
      <style:text-properties style:font-name="Liberation Sans" fo:font-size="10pt" style:text-underline-style="none" officeooo:rsid="008a3e4c" officeooo:paragraph-rsid="008a3e4c" style:font-size-asian="10pt" style:font-size-complex="10pt"/>
    </style:style>
    <style:style style:name="P43" style:family="paragraph" style:parent-style-name="Standard" style:list-style-name="L5">
      <style:text-properties style:font-name="Liberation Sans" fo:font-size="10pt" style:text-underline-style="none" officeooo:rsid="008ab4d0" officeooo:paragraph-rsid="008ab4d0" style:font-size-asian="10pt" style:font-size-complex="10pt"/>
    </style:style>
    <style:style style:name="P44" style:family="paragraph">
      <loext:graphic-properties draw:fill="solid" draw:fill-color="#d9d9d9"/>
      <style:paragraph-properties fo:text-align="start"/>
    </style:style>
    <style:style style:name="P45" style:family="paragraph">
      <loext:graphic-properties draw:fill="solid" draw:fill-color="#a6a6a6"/>
      <style:paragraph-properties fo:text-align="start"/>
    </style:style>
    <style:style style:name="P46" style:family="paragraph">
      <loext:graphic-properties draw:fill="solid" draw:fill-color="#ffffff"/>
      <style:paragraph-properties fo:text-align="start"/>
    </style:style>
    <style:style style:name="P47" style:family="paragraph">
      <loext:graphic-properties draw:fill="none"/>
      <style:paragraph-properties fo:text-align="start"/>
    </style:style>
    <style:style style:name="P48" style:family="paragraph">
      <loext:graphic-properties draw:fill="solid" draw:fill-color="#000099"/>
      <style:paragraph-properties fo:text-align="start"/>
    </style:style>
    <style:style style:name="P49" style:family="paragraph">
      <style:paragraph-properties fo:margin-top="0cm" fo:margin-bottom="0cm" fo:line-height="100%" fo:text-align="center"/>
    </style:style>
    <style:style style:name="P50" style:family="paragraph">
      <loext:graphic-properties draw:fill="none"/>
      <style:paragraph-properties fo:margin-top="0cm" fo:margin-bottom="0cm" fo:line-height="100%" fo:text-align="center"/>
      <style:text-properties style:font-name="FreeSerif" fo:font-style="normal" style:font-style-asian="normal" style:font-style-complex="normal"/>
    </style:style>
    <style:style style:name="T1" style:family="text">
      <style:text-properties officeooo:rsid="000c7854"/>
    </style:style>
    <style:style style:name="T2" style:family="text">
      <style:text-properties officeooo:rsid="00159baf"/>
    </style:style>
    <style:style style:name="T3" style:family="text">
      <style:text-properties officeooo:rsid="004872bd"/>
    </style:style>
    <style:style style:name="T4" style:family="text">
      <style:text-properties officeooo:rsid="004e1364"/>
    </style:style>
    <style:style style:name="T5" style:family="text">
      <style:text-properties officeooo:rsid="0055a321"/>
    </style:style>
    <style:style style:name="T6" style:family="text">
      <style:text-properties officeooo:rsid="00669c77"/>
    </style:style>
    <style:style style:name="T7" style:family="text">
      <style:text-properties officeooo:rsid="007989a5"/>
    </style:style>
    <style:style style:name="T8" style:family="text">
      <style:text-properties officeooo:rsid="00813d9d"/>
    </style:style>
    <style:style style:name="T9" style:family="text">
      <style:text-properties officeooo:rsid="00883027"/>
    </style:style>
    <style:style style:name="T10" style:family="text">
      <style:text-properties officeooo:rsid="008ab4d0"/>
    </style:style>
    <style:style style:name="T11" style:family="text">
      <style:text-properties officeooo:rsid="008acecc"/>
    </style:style>
    <style:style style:name="T12" style:family="text">
      <style:text-properties officeooo:rsid="008b9934"/>
    </style:style>
    <style:style style:name="T13" style:family="text">
      <style:text-properties officeooo:rsid="008d2fdc"/>
    </style:style>
    <style:style style:name="T14" style:family="text">
      <style:text-properties officeooo:rsid="00914f85"/>
    </style:style>
    <style:style style:name="T15" style:family="text">
      <style:text-properties officeooo:rsid="009331b9"/>
    </style:style>
    <style:style style:name="T16" style:family="text">
      <style:text-properties officeooo:rsid="0096f177"/>
    </style:style>
    <style:style style:name="T17" style:family="text">
      <style:text-properties officeooo:rsid="0099fb30"/>
    </style:style>
    <style:style style:name="T18" style:family="text">
      <style:text-properties officeooo:rsid="00a26e54"/>
    </style:style>
    <style:style style:name="T19" style:family="text">
      <style:text-properties officeooo:rsid="00a43601"/>
    </style:style>
    <style:style style:name="T20" style:family="text">
      <style:text-properties officeooo:rsid="00a6f6ac"/>
    </style:style>
    <style:style style:name="T21" style:family="text">
      <style:text-properties officeooo:rsid="00a77b14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FreeSerif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bottom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026cm" draw:fill="solid" draw:fill-color="#d9d9d9" draw:textarea-vertical-align="middle" draw:auto-grow-height="false" draw:fit-to-size="false" fo:min-height="0.13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fill="solid" draw:fill-color="#d9d9d9" draw:textarea-vertical-align="middle" draw:auto-grow-height="false" draw:fit-to-size="false" fo:min-height="1.65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6cm" draw:fill="solid" draw:fill-color="#a6a6a6" draw:textarea-vertical-align="middle" draw:auto-grow-height="false" draw:fit-to-size="false" fo:min-height="0.38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26cm" draw:fill="solid" draw:fill-color="#ffffff" draw:textarea-vertical-align="middle" draw:auto-grow-height="false" draw:fit-to-size="false" fo:min-height="2.215cm" fo:min-width="1.961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6" style:family="graphic">
      <style:graphic-properties draw:stroke="solid" svg:stroke-width="0.053cm" svg:stroke-color="#a6a6a6" draw:fill="none" draw:textarea-vertical-align="middle" draw:auto-grow-height="false" draw:fit-to-size="false" fo:min-height="1.993cm" fo:min-width="1.739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7" style:family="graphic">
      <style:graphic-properties draw:stroke="none" svg:stroke-width="0.026cm" draw:fill="solid" draw:fill-color="#000099" draw:textarea-vertical-align="middle" draw:auto-grow-height="false" draw:fit-to-size="false" fo:min-height="1.619cm" fo:min-width="1.365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fo:min-height="1.653cm" fo:min-width="2.143cm" fo:padding-top="0.127cm" fo:padding-bottom="0.127cm" fo:padding-left="0.254cm" fo:padding-right="0.254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custom-shape text:anchor-type="paragraph" draw:z-index="1" draw:name="Rectangle 53" draw:style-name="gr2" draw:text-style-name="P44" svg:width="20.991cm" svg:height="1.904cm" svg:x="-1.683cm" svg:y="-0.83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Rectangle 52" draw:style-name="gr3" draw:text-style-name="P45" svg:width="20.991cm" svg:height="0.634cm" svg:x="-1.683cm" svg:y="1.22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5" draw:style-name="gr4"><draw:custom-shape draw:name="Oval 50" draw:style-name="gr5" draw:text-style-name="P46" svg:width="3.493cm" svg:height="3.493cm" svg:x="7.017cm" svg:y="-1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49" draw:style-name="gr6" draw:text-style-name="P47" svg:width="3.176cm" svg:height="3.176cm" svg:x="7.14cm" svg:y="-0.84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48" draw:style-name="gr7" draw:text-style-name="P48" svg:width="2.647cm" svg:height="2.647cm" svg:x="7.405cm" svg:y="-0.56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Text Box 32" draw:style-name="gr8" draw:text-style-name="P50" svg:width="2.65cm" svg:height="1.906cm" svg:x="7.474cm" svg:y="-0.331cm"><text:p text:style-name="P49"><text:span text:style-name="T22">E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text:anchor-type="paragraph" draw:z-index="6" draw:name="Rectangle 51" draw:style-name="gr1" draw:text-style-name="P44" svg:width="20.991cm" svg:height="0.384cm" svg:x="-1.683cm" svg:y="26.3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"><draw:custom-shape text:anchor-type="paragraph" draw:z-index="0" draw:name="Rectangle 51" draw:style-name="gr1" draw:text-style-name="P44" svg:width="20.991cm" svg:height="0.384cm" svg:x="-1.683cm" svg:y="-0.23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liel Parra</text:p>
      <text:p text:style-name="P16">TECHNICAL PROJECT MANAGER</text:p>
      <text:p text:style-name="P16"/>
      <text:p text:style-name="P4"/>
      <text:p text:style-name="P21"><draw:frame draw:style-name="fr2" draw:name="Imagen5" text:anchor-type="paragraph" svg:width="0.7cm" svg:height="0.7cm" draw:z-index="13"><draw:image xlink:href="Pictures/1000040A0000388E0000388EBA8B45A6C3F91C6E.svg" xlink:type="simple" xlink:show="embed" xlink:actuate="onLoad"/><draw:image xlink:href="Pictures/1000020100000223000002239AB9EDD3410460AA.png" xlink:type="simple" xlink:show="embed" xlink:actuate="onLoad"/></draw:frame> PROFILE</text:p>
      <text:p text:style-name="P3"/>
      <text:p text:style-name="P8">Technical project manager with proven experience <text:span text:style-name="T4">leading</text:span> large, <text:span text:style-name="T3">complex, high-impact software engineering projects coordinating globally-distributed teams. </text:span></text:p>
      <text:p text:style-name="P8"/>
      <text:p text:style-name="P10">Successfully managed all the project phases, from conception and initiation through operational support and closure, consistently delivering high-quality results and exceeding expectations.</text:p>
      <text:p text:style-name="P7"/>
      <text:p text:style-name="P9">Skilled in building high-performance teams, <text:span text:style-name="T5">solving crises and integrating technical and business areas. Relying on extensive technical expertise and important interpersonal abilities.</text:span></text:p>
      <text:p text:style-name="P3"/>
      <text:p text:style-name="P3"/>
      <text:p text:style-name="P20"><draw:frame draw:style-name="fr3" draw:name="Imagen6" text:anchor-type="paragraph" svg:width="0.7cm" svg:height="0.7cm" draw:z-index="14"><draw:image xlink:href="Pictures/100005A10000388E0000388E2149C88DC00CAC51.svg" xlink:type="simple" xlink:show="embed" xlink:actuate="onLoad"/><draw:image xlink:href="Pictures/100002010000022300000223E5B5A2151AE97559.png" xlink:type="simple" xlink:show="embed" xlink:actuate="onLoad"/></draw:frame> SKILLS</text:p>
      <text:p text:style-name="P6"/>
      <text:section text:style-name="Sect2" text:name="Sección1">
        <text:list xml:id="list4004427348910385329" text:style-name="L1">
          <text:list-item>
            <text:p text:style-name="P24">Agile and Waterfall.</text:p>
          </text:list-item>
          <text:list-item>
            <text:p text:style-name="P25">Team <text:span text:style-name="T2">building.</text:span></text:p>
          </text:list-item>
          <text:list-item>
            <text:p text:style-name="P31">Change management.</text:p>
          </text:list-item>
          <text:list-item>
            <text:p text:style-name="P25"><text:span text:style-name="T2">Effective communication</text:span>.</text:p>
          </text:list-item>
          <text:list-item>
            <text:p text:style-name="P25">Business development.</text:p>
          </text:list-item>
          <text:list-item>
            <text:p text:style-name="P26">E-commerce.</text:p>
          </text:list-item>
          <text:list-item>
            <text:p text:style-name="P33">Software development.</text:p>
          </text:list-item>
          <text:list-item>
            <text:p text:style-name="P33">Distributed systems.</text:p>
          </text:list-item>
          <text:list-item>
            <text:p text:style-name="P27">PHP, <text:span text:style-name="T2">Python, </text:span>JavaScript.</text:p>
          </text:list-item>
          <text:list-item>
            <text:p text:style-name="P34">MySQL and PostgreSQL.</text:p>
            <text:p text:style-name="P27"/>
          </text:list-item>
          <text:list-item>
            <text:p text:style-name="P27">Git.</text:p>
          </text:list-item>
          <text:list-item>
            <text:p text:style-name="P32">JIRA.</text:p>
          </text:list-item>
          <text:list-item>
            <text:p text:style-name="P27">Microsoft Excel.</text:p>
          </text:list-item>
          <text:list-item>
            <text:p text:style-name="P35">English, <text:span text:style-name="T7">fluent</text:span>.</text:p>
          </text:list-item>
          <text:list-item>
            <text:p text:style-name="P35">Spanish, <text:span text:style-name="T7">native</text:span>.</text:p>
          </text:list-item>
        </text:list>
      </text:section>
      <text:p text:style-name="P3"/>
      <text:p text:style-name="P17"/>
      <text:p text:style-name="P18"><draw:frame draw:style-name="fr3" draw:name="Imagen7" text:anchor-type="paragraph" svg:width="0.7cm" svg:height="0.7cm" draw:z-index="15"><draw:image xlink:href="Pictures/100006440000388E0000388E90979D33B9E4FC40.svg" xlink:type="simple" xlink:show="embed" xlink:actuate="onLoad"/><draw:image xlink:href="Pictures/10000201000002230000022393FE59802F2976BD.png" xlink:type="simple" xlink:show="embed" xlink:actuate="onLoad"/></draw:frame> PROFESSIONAL EXPERIENCE</text:p>
      <text:p text:style-name="P5"/>
      <text:p text:style-name="P11">Technical Project Manager | Groupon</text:p>
      <text:p text:style-name="P13">Santiago, Chile | September 2013 – <text:span text:style-name="T1">February 2017</text:span></text:p>
      <text:p text:style-name="P5"/>
      <text:p text:style-name="P5">Led software engineering projects through the coordination of multidisciplinary and globally distributed teams to serve users in more than 35 countries. </text:p>
      <text:p text:style-name="P5"/>
      <text:p text:style-name="P5">Main achievements:</text:p>
      <text:p text:style-name="P5"/>
      <text:p text:style-name="P5">Transformation of L<text:span text:style-name="T18">atAm</text:span>’s sales platform:</text:p>
      <text:list xml:id="list684700927874166967" text:style-name="L2">
        <text:list-item>
          <text:p text:style-name="P36">Unif<text:span text:style-name="T19">ied</text:span> <text:span text:style-name="T16">the </text:span>local and global front-ends <text:span text:style-name="T14">to a distributed architecture based on Node.js.</text:span></text:p>
        </text:list-item>
        <text:list-item>
          <text:p text:style-name="P37">Increment<text:span text:style-name="T19">ed</text:span> sales in <text:span text:style-name="T9">the</text:span> range of <text:span text:style-name="T11">US$100,000+</text:span>. </text:p>
        </text:list-item>
        <text:list-item>
          <text:p text:style-name="P37">Simplif<text:span text:style-name="T19">ied</text:span> operational processes providing more consistent results.</text:p>
        </text:list-item>
        <text:list-item>
          <text:p text:style-name="P37">Incre<text:span text:style-name="T13">ased</text:span> technical platform stability.</text:p>
        </text:list-item>
        <text:list-item>
          <text:p text:style-name="P37">Improv<text:span text:style-name="T11">ed</text:span> consumer-facing applications usability.</text:p>
        </text:list-item>
      </text:list>
      <text:p text:style-name="P5"/>
      <text:p text:style-name="P5">Migration of EMEA’s technical platform:</text:p>
      <text:list xml:id="list9179059607477820048" text:style-name="L3">
        <text:list-item>
          <text:p text:style-name="P40">Migrate<text:span text:style-name="T19">d</text:span> <text:span text:style-name="T16">the complete</text:span> <text:span text:style-name="T16">set of </text:span>fron<text:span text:style-name="T16">t</text:span>-end <text:span text:style-name="T15">applications and supporting services</text:span> to a new data center.</text:p>
        </text:list-item>
        <text:list-item>
          <text:p text:style-name="P38"><text:span text:style-name="T9">Decreased</text:span> <text:span text:style-name="T12">operational</text:span> costs in <text:span text:style-name="T9">the </text:span>range of <text:span text:style-name="T11">US$10,000,000+</text:span>.</text:p>
        </text:list-item>
        <text:list-item>
          <text:p text:style-name="P38">Incr<text:span text:style-name="T13">eased</text:span> speed and reliability of front-end applications.</text:p>
        </text:list-item>
      </text:list>
      <text:p text:style-name="P5"><text:soft-page-break/><text:span text:style-name="T6">Construction</text:span> of US’s geo-redundancy platform:</text:p>
      <text:list xml:id="list327939428189670413" text:style-name="L4">
        <text:list-item>
          <text:p text:style-name="P41">Replicate<text:span text:style-name="T19">d</text:span> all Groupon services and applications to <text:span text:style-name="T17">a new geo-redundacy</text:span> data center.</text:p>
        </text:list-item>
        <text:list-item>
          <text:p text:style-name="P39">Incre<text:span text:style-name="T13">ased</text:span> systems reliability and recovery capacity.</text:p>
        </text:list-item>
        <text:list-item>
          <text:p text:style-name="P39">Guarantee<text:span text:style-name="T19">d</text:span> systems <text:span text:style-name="T20">operational</text:span> continuity.</text:p>
        </text:list-item>
        <text:list-item>
          <text:p text:style-name="P42">Improv<text:span text:style-name="T13">ed</text:span> deployment and recovery processes.</text:p>
        </text:list-item>
      </text:list>
      <text:p text:style-name="P5"/>
      <text:p text:style-name="P12">Software Development Engineer | Groupon</text:p>
      <text:p text:style-name="P14">Santiago, Chile | December 2012 – September 2013</text:p>
      <text:p text:style-name="P6"/>
      <text:p text:style-name="P6">Develop<text:span text:style-name="T19">ed</text:span>, as part of a team, the new technological platform, and buil<text:span text:style-name="T21">t</text:span> tools to support different business areas in 7 countries. </text:p>
      <text:p text:style-name="P6"/>
      <text:p text:style-name="P6">Main achievements:</text:p>
      <text:p text:style-name="P6"/>
      <text:p text:style-name="P6"><text:span text:style-name="T8">Improvement</text:span> of L<text:span text:style-name="T18">at</text:span>A<text:span text:style-name="T18">m</text:span>’s sales platform:</text:p>
      <text:list xml:id="list7812857297162542975" text:style-name="L5">
        <text:list-item>
          <text:p text:style-name="P43">Incre<text:span text:style-name="T13">ased</text:span> <text:span text:style-name="T11">products and services </text:span>offer 5<text:span text:style-name="T13">x</text:span>.</text:p>
        </text:list-item>
        <text:list-item>
          <text:p text:style-name="P28">Incre<text:span text:style-name="T13">ased</text:span> user satisfaction.</text:p>
        </text:list-item>
        <text:list-item>
          <text:p text:style-name="P28">Incr<text:span text:style-name="T13">eased</text:span> consumer-facing application speed and reliability.</text:p>
        </text:list-item>
      </text:list>
      <text:p text:style-name="P6"/>
      <text:p text:style-name="P6"><draw:custom-shape text:anchor-type="paragraph" draw:z-index="16" draw:name="Rectangle 51" draw:style-name="gr1" draw:text-style-name="P44" svg:width="20.991cm" svg:height="0.384cm" svg:x="-1.683cm" svg:y="20.67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evelopment of tools to support operations:</text:p>
      <text:list xml:id="list3674380728165481086" text:style-name="L6">
        <text:list-item>
          <text:p text:style-name="P29">Simplif<text:span text:style-name="T21">ied</text:span> operational processes in marketing and sales. </text:p>
        </text:list-item>
        <text:list-item>
          <text:p text:style-name="P29">I<text:span text:style-name="T10">mproved email delivery reliability for marketing campaigns</text:span>. </text:p>
        </text:list-item>
      </text:list>
      <text:p text:style-name="P6"/>
      <text:p text:style-name="P12">Software Developer | Rialfi Consulting</text:p>
      <text:p text:style-name="P14">Caracas, Venezuela | June 2011 – December 2012</text:p>
      <text:p text:style-name="P6"/>
      <text:p text:style-name="P6">Buil<text:span text:style-name="T19">t</text:span>, as part of a team, a fast development tool, and a National scope system for government information, control and auditing.</text:p>
      <text:p text:style-name="P6"/>
      <text:p text:style-name="P6">Main achievements:</text:p>
      <text:p text:style-name="P6"/>
      <text:list xml:id="list3200669935322976443" text:style-name="L7">
        <text:list-item>
          <text:p text:style-name="P30">Assembl<text:span text:style-name="T19">ed</text:span> a development team using Scrum and XP.</text:p>
        </text:list-item>
        <text:list-item>
          <text:p text:style-name="P30">Buil<text:span text:style-name="T19">t</text:span> a fast development tool based on ExtJS (JavaScript), CodeIgniter (PHP), and PostgreSQL.</text:p>
        </text:list-item>
        <text:list-item>
          <text:p text:style-name="P30">Develop<text:span text:style-name="T19">ed</text:span> a management and information system that allowed more transparency of all the Venezuelan police forces. </text:p>
        </text:list-item>
      </text:list>
      <text:p text:style-name="P6"/>
      <text:p text:style-name="P12">Software Developer | Game Control Systems</text:p>
      <text:p text:style-name="P14">Caracas, Venezuela | March 2008 - June 2010</text:p>
      <text:p text:style-name="P6"/>
      <text:p text:style-name="P6">Research<text:span text:style-name="T19">ed</text:span> new software development technologies, <text:span text:style-name="T19">created</text:span> a knowledge base, and develop<text:span text:style-name="T19">ed</text:span> an ERP.</text:p>
      <text:p text:style-name="P6"/>
      <text:p text:style-name="P19"/>
      <text:p text:style-name="P20"><draw:frame draw:style-name="fr3" draw:name="Imagen8" text:anchor-type="paragraph" svg:width="0.7cm" svg:height="0.7cm" draw:z-index="17"><draw:image xlink:href="Pictures/100004B30000388E0000388EE6F770176F5FBE6C.svg" xlink:type="simple" xlink:show="embed" xlink:actuate="onLoad"/><draw:image xlink:href="Pictures/1000020100000223000002236F258E9ADCF6C691.png" xlink:type="simple" xlink:show="embed" xlink:actuate="onLoad"/></draw:frame> EDUCATION</text:p>
      <text:p text:style-name="P6"/>
      <text:p text:style-name="P12">Computer Engineering | Universidad Católica Andrés Bello</text:p>
      <text:p text:style-name="P14">Caracas, Venezuela | 2006</text:p>
      <text:p text:style-name="P6"/>
      <text:p text:style-name="P6">Completed 70% towards a Computer Engineering degree.</text:p>
      <text:p text:style-name="P6"/>
      <text:p text:style-name="P19"/>
      <text:p text:style-name="P20"><draw:frame draw:style-name="fr3" draw:name="Imagen9" text:anchor-type="paragraph" svg:width="0.7cm" svg:height="0.7cm" draw:z-index="18"><draw:image xlink:href="Pictures/100006CE0000388E0000388E4C762CFD240A8E10.svg" xlink:type="simple" xlink:show="embed" xlink:actuate="onLoad"/><draw:image xlink:href="Pictures/1000020100000223000002235682A262409D2BF4.png" xlink:type="simple" xlink:show="embed" xlink:actuate="onLoad"/></draw:frame> REFERENCES</text:p>
      <text:p text:style-name="P6"/>
      <text:section text:style-name="Sect3" text:name="Sección2">
        <text:p text:style-name="P6">Juan García</text:p>
        <text:p text:style-name="P15">juangarcia@groupon.com</text:p>
        <text:p text:style-name="P6"/>
        <text:p text:style-name="P6">Thiago Costa</text:p>
        <text:p text:style-name="P15">thiago@arroadie.com</text:p>
        <text:p text:style-name="P6">Wil Álvarez</text:p>
        <text:p text:style-name="P15">wil.alvarez@groupon.com</text:p>
        <text:p text:style-name="P6"/>
        <text:p text:style-name="P6">Richie Vos</text:p>
        <text:p text:style-name="P15">richie@groupon.com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ato Regular" svg:font-family="'Lato Regular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draw:stroke-dash draw:name="Dash_20_1" draw:display-name="Dash 1" draw:style="round" draw:dots1="1" draw:dots1-length="88%" draw:distance="88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style:font-size-asian="10pt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language="en" fo:country="US"/>
    </style:style>
    <style:style style:name="Footer_20_Char" style:display-name="Footer Char" style:family="text" style:parent-style-name="Default_20_Paragraph_20_Font">
      <style:text-properties fo:language="en" fo:country="US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78be5c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2" style:display-name="ListLabel 22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3" style:display-name="ListLabel 23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4" style:display-name="ListLabel 24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5" style:display-name="ListLabel 25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6" style:display-name="ListLabel 26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7" style:display-name="ListLabel 27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8" style:display-name="ListLabel 2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9" style:display-name="ListLabel 29" style:family="text">
      <style:text-properties style:font-name="Lato Regular" fo:font-family="'Lato Regular'" style:font-family-generic="roman" style:font-pitch="variable" fo:font-size="11pt" fo:font-weight="bold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39" style:display-name="ListLabel 39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iberation Sans" fo:font-size="9pt" officeooo:rsid="001c30a9" officeooo:paragraph-rsid="001c30a9" style:font-size-asian="9pt" style:font-size-complex="9pt"/>
    </style:style>
    <style:style style:name="MP2" style:family="paragraph" style:parent-style-name="Footer">
      <style:paragraph-properties fo:text-align="start" style:justify-single-word="false"/>
      <style:text-properties style:font-name="Liberation Sans" fo:font-size="9pt" style:text-underline-style="none" officeooo:rsid="001c30a9" officeooo:paragraph-rsid="001c30a9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page-layout style:name="Mpm1">
      <style:page-layout-properties fo:page-width="21.59cm" fo:page-height="27.94cm" style:num-format="1" style:print-orientation="portrait" fo:margin-top="1.499cm" fo:margin-bottom="1cm" fo:margin-left="2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section text:style-name="MSect1" text:name="Sección3">
          <text:p text:style-name="MP1"><draw:frame draw:style-name="Mfr1" draw:name="Imagen1" text:anchor-type="paragraph" svg:x="0.861cm" svg:y="-0.34cm" svg:width="0.6cm" svg:height="0.6cm" draw:z-index="3"><draw:image xlink:href="Pictures/100005740000387200003872BBAD0E918D74AEFE.svg" xlink:type="simple" xlink:show="embed" xlink:actuate="onLoad"/><draw:image xlink:href="Pictures/100002010000022200000222367DFC36CAA2D938.png" xlink:type="simple" xlink:show="embed" xlink:actuate="onLoad"/></draw:frame></text:p>
          <text:p text:style-name="MP1">Santiago, Chile</text:p>
          <text:p text:style-name="MP2"><draw:frame draw:style-name="Mfr1" draw:name="Imagen2" text:anchor-type="paragraph" svg:x="0.96cm" svg:y="-0.34cm" svg:width="0.6cm" svg:height="0.6cm" draw:z-index="8"><draw:image xlink:href="Pictures/10000B710000388E0000388E9A9413E9987EF458.svg" xlink:type="simple" xlink:show="embed" xlink:actuate="onLoad"/><draw:image xlink:href="Pictures/100002010000022300000223627892FD32A6BB93.png" xlink:type="simple" xlink:show="embed" xlink:actuate="onLoad"/></draw:frame></text:p>
          <text:p text:style-name="MP1">+56 9 5725 5187</text:p>
          <text:p text:style-name="MP1"><draw:frame draw:style-name="Mfr1" draw:name="Imagen3" text:anchor-type="paragraph" svg:x="1.161cm" svg:y="-0.34cm" svg:width="0.6cm" svg:height="0.6cm" draw:z-index="10"><draw:image xlink:href="Pictures/1000057A000038720000387227BFB2261994A122.svg" xlink:type="simple" xlink:show="embed" xlink:actuate="onLoad"/><draw:image xlink:href="Pictures/100002010000022200000222A5E4846DFA290949.png" xlink:type="simple" xlink:show="embed" xlink:actuate="onLoad"/></draw:frame></text:p>
          <text:p text:style-name="MP1">elielparra@gmail.com</text:p>
          <text:p text:style-name="MP1"><draw:frame draw:style-name="Mfr1" draw:name="Imagen4" text:anchor-type="paragraph" svg:x="1.48cm" svg:y="-0.34cm" svg:width="0.6cm" svg:height="0.6cm" draw:z-index="12"><draw:image xlink:href="Pictures/100003F80000388E0000388E1B6DFBFCF619B55E.svg" xlink:type="simple" xlink:show="embed" xlink:actuate="onLoad"/><draw:image xlink:href="Pictures/100002010000022300000223F289CB86D8F85DA3.png" xlink:type="simple" xlink:show="embed" xlink:actuate="onLoad"/></draw:frame></text:p>
          <text:p text:style-name="MP1">linkedin.com/in/eliel-parra/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el Parra</meta:initial-creator>
    <meta:editing-cycles>132</meta:editing-cycles>
    <meta:print-date>2016-12-04T17:00:00</meta:print-date>
    <meta:creation-date>2016-12-04T17:00:00</meta:creation-date>
    <dc:date>2017-03-21T21:10:31.007093270</dc:date>
    <meta:editing-duration>PT4H25M47S</meta:editing-duration>
    <meta:generator>LibreOffice/5.1.6.2$Linux_X86_64 LibreOffice_project/10m0$Build-2</meta:generator>
    <meta:document-statistic meta:table-count="0" meta:image-count="9" meta:object-count="0" meta:page-count="2" meta:paragraph-count="81" meta:word-count="491" meta:character-count="3580" meta:non-whitespace-character-count="3190"/>
    <meta:user-defined meta:name="AppVersion">14.0000</meta:user-defined>
    <meta:user-defined meta:name="Company">Group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